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ccff00" draw:textarea-horizontal-align="left" draw:auto-grow-height="true" draw:auto-grow-width="true" fo:min-height="1.111cm" fo:min-width="3.037cm"/>
    </style:style>
    <style:style style:name="gr2" style:family="graphic" style:parent-style-name="standard">
      <style:graphic-properties draw:stroke="none" svg:stroke-color="#000000" draw:fill="solid" draw:fill-color="#ccff00" draw:textarea-horizontal-align="left" draw:auto-grow-height="true" draw:auto-grow-width="true" fo:min-height="1.111cm" fo:min-width="4.252cm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svg:stroke-color="#000000" draw:fill="solid" draw:fill-color="#ccff00" draw:textarea-horizontal-align="left" draw:auto-grow-height="true" draw:auto-grow-width="true" fo:min-height="1.111cm" fo:min-width="1.518cm"/>
    </style:style>
    <style:style style:name="gr5" style:family="graphic" style:parent-style-name="standard">
      <style:graphic-properties draw:stroke="none" draw:fill="solid" draw:fill-color="#eeeeee" fo:min-height="4.838cm"/>
    </style:style>
    <style:style style:name="gr6" style:family="graphic" style:parent-style-name="standard">
      <style:graphic-properties draw:stroke="none" draw:fill="solid" draw:fill-color="#eeeeee" fo:min-height="5.215cm"/>
    </style:style>
    <style:style style:name="gr7" style:family="graphic" style:parent-style-name="standard">
      <style:graphic-properties draw:stroke="none" draw:fill="solid" draw:fill-color="#dddddd" fo:min-height="5.689cm"/>
    </style:style>
    <style:style style:name="gr8" style:family="graphic" style:parent-style-name="standard">
      <style:graphic-properties draw:stroke="none" draw:fill="none" fo:min-height="0.556cm"/>
    </style:style>
    <style:style style:name="gr9" style:family="graphic" style:parent-style-name="standard">
      <style:graphic-properties draw:marker-end="Arrow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66cm" fo:min-width="8.8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3" style:family="graphic" style:parent-style-name="standard">
      <style:graphic-properties draw:stroke="none" svg:stroke-color="#000000" draw:fill="solid" draw:fill-color="#ccff00" draw:textarea-horizontal-align="left" draw:auto-grow-height="true" draw:auto-grow-width="true" fo:min-height="1.111cm" fo:min-width="2.5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76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63cm"/>
    </style:style>
    <style:style style:name="gr17" style:family="graphic" style:parent-style-name="standard">
      <style:graphic-properties draw:stroke="none" draw:fill="none" fo:min-height="4.441cm"/>
    </style:style>
    <style:style style:name="gr18" style:family="graphic" style:parent-style-name="standard">
      <style:graphic-properties draw:stroke="none" draw:fill="none" fo:min-height="1.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2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P1" style:family="paragraph">
      <loext:graphic-properties draw:fill="solid" draw:fill-color="#ccff00"/>
      <style:text-properties fo:font-size="14pt"/>
    </style:style>
    <style:style style:name="P2" style:family="paragraph">
      <loext:graphic-properties draw:fill="none"/>
      <style:text-properties fo:font-size="12pt"/>
    </style:style>
    <style:style style:name="P3" style:family="paragraph">
      <loext:graphic-properties draw:fill="none"/>
      <style:text-properties fo:font-size="14pt"/>
    </style:style>
    <style:style style:name="P4" style:family="paragraph">
      <loext:graphic-properties draw:fill="solid" draw:fill-color="#eeeeee"/>
      <style:text-properties fo:font-size="12pt"/>
    </style:style>
    <style:style style:name="P5" style:family="paragraph">
      <loext:graphic-properties draw:fill="solid" draw:fill-color="#dddddd"/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4pt"/>
    </style:style>
    <style:style style:name="P8" style:family="paragraph"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3.537cm" svg:height="1.361cm" svg:x="2cm" svg:y="3.739cm">
          <draw:text-box>
            <text:p><text:span text:style-name="T1">JFrame</text:span></text:p>
            <text:p><text:span text:style-name="T1">CalcCaminoB</text:span></text:p>
          </draw:text-box>
        </draw:frame>
        <draw:frame draw:style-name="gr2" draw:text-style-name="P1" draw:layer="layout" svg:width="4.752cm" svg:height="1.361cm" svg:x="8.848cm" svg:y="3.239cm">
          <draw:text-box>
            <text:p><text:span text:style-name="T1">JPanel</text:span></text:p>
            <text:p><text:span text:style-name="T1">PanelCaminoTipoB</text:span></text:p>
          </draw:text-box>
        </draw:frame>
        <draw:frame draw:style-name="gr3" draw:text-style-name="P2" draw:layer="layout" svg:width="6.218cm" svg:height="0.963cm" svg:x="1.1cm" svg:y="5cm">
          <draw:text-box>
            <text:p><text:span text:style-name="T2">Locale.setDefault(Locale.US);</text:span></text:p>
          </draw:text-box>
        </draw:frame>
        <draw:frame draw:style-name="gr4" draw:text-style-name="P1" draw:layer="layout" svg:width="2.018cm" svg:height="1.361cm" svg:x="2.4cm" svg:y="8.539cm">
          <draw:text-box>
            <text:p><text:span text:style-name="T1">JPanel</text:span></text:p>
            <text:p><text:span text:style-name="T1">TipoB</text:span></text:p>
          </draw:text-box>
        </draw:frame>
        <draw:frame draw:style-name="gr3" draw:text-style-name="P3" xml:id="id1" draw:id="id1" draw:layer="layout" svg:width="4.131cm" svg:height="0.963cm" svg:x="8.6cm" svg:y="5.9cm">
          <draw:text-box>
            <text:p><text:span text:style-name="T1">Myloggerpanel</text:span></text:p>
          </draw:text-box>
        </draw:frame>
        <draw:frame draw:style-name="gr5" draw:text-style-name="P4" draw:layer="layout" svg:width="5.078cm" svg:height="5.088cm" svg:x="20.688cm" svg:y="14.773cm">
          <draw:text-box>
            <text:p><text:span text:style-name="T2">public class Pressioni {</text:span></text:p>
            <text:p><text:span text:style-name="T2">double dp_ca=0;</text:span></text:p>
            <text:p><text:span text:style-name="T2">double peff_ca=0;</text:span></text:p>
            <text:p><text:span text:style-name="T2">double ps_ca=0;</text:span></text:p>
            <text:p><text:span text:style-name="T2"/></text:p>
            <text:p><text:span text:style-name="T2">double dp_co=0;</text:span></text:p>
            <text:p><text:span text:style-name="T2">double peff_co=0;</text:span></text:p>
            <text:p><text:span text:style-name="T2">double ps_co=0;</text:span></text:p>
            <text:p><text:span text:style-name="T2"/></text:p>
            <text:p><text:span text:style-name="T2">double dp_com=0;</text:span></text:p>
          </draw:text-box>
        </draw:frame>
        <draw:frame draw:style-name="gr6" draw:text-style-name="P4" draw:layer="layout" svg:width="6.748cm" svg:height="5.465cm" svg:x="20.04cm" svg:y="2.496cm">
          <draw:text-box>
            <text:p><text:span text:style-name="T2"/></text:p>
            <text:p><text:span text:style-name="T2">public class Generatore {</text:span></text:p>
            <text:p><text:span text:style-name="T2">public double P_max=35;</text:span></text:p>
            <text:p><text:span text:style-name="T2">public double P_min=35;</text:span></text:p>
            <text:p><text:span text:style-name="T2">public double Rend_Pmax=90;</text:span></text:p>
            <text:p><text:span text:style-name="T2">public double Rend_Pmin=90;</text:span></text:p>
            <text:p><text:span text:style-name="T2">public double co2_min=5;</text:span></text:p>
            <text:p><text:span text:style-name="T2">public double eccaria_min=50;</text:span></text:p>
            <text:p><text:span text:style-name="T2">public double co2_max=5;</text:span></text:p>
            <text:p><text:span text:style-name="T2">public double eccaria_max=50;</text:span></text:p>
            <text:p><text:span text:style-name="T2"><text:s/></text:span></text:p>
          </draw:text-box>
        </draw:frame>
        <draw:frame draw:style-name="gr7" draw:text-style-name="P5" draw:layer="layout" svg:width="7.6cm" svg:height="5.939cm" svg:x="19.788cm" svg:y="8.322cm">
          <draw:text-box>
            <text:p><text:span text:style-name="T2">class FaCondotto {</text:span></text:p>
            <text:p><text:span text:style-name="T2"><text:tab/></text:span><text:span text:style-name="T2">String sezione="Circolare";</text:span></text:p>
            <text:p><text:span text:style-name="T2"><text:tab/></text:span><text:span text:style-name="T2">double diametro=100;</text:span></text:p>
            <text:p><text:span text:style-name="T2"><text:tab/></text:span><text:span text:style-name="T2">double lato_a=100;</text:span></text:p>
            <text:p><text:span text:style-name="T2"><text:tab/></text:span><text:span text:style-name="T2">double lato_b=100;</text:span></text:p>
            <text:p><text:span text:style-name="T2"><text:tab/></text:span><text:span text:style-name="T2">double lunghezza=1;</text:span></text:p>
            <text:p><text:span text:style-name="T2"><text:tab/></text:span><text:span text:style-name="T2">double altezza=10;</text:span></text:p>
            <text:p><text:span text:style-name="T2"><text:tab/></text:span><text:span text:style-name="T2">double spessore=10;</text:span></text:p>
            <text:p><text:span text:style-name="T2"><text:tab/></text:span><text:span text:style-name="T2">double rugosita=10;</text:span></text:p>
            <text:p><text:span text:style-name="T2"><text:tab/></text:span><text:span text:style-name="T2">double resterm=1;</text:span></text:p>
            <text:p><text:span text:style-name="T2"><text:tab/></text:span><text:span text:style-name="T2">double perccontest=100;</text:span></text:p>
            <text:p><text:span text:style-name="T2"><text:tab/></text:span><text:span text:style-name="T2">protected double perd=0.3;</text:span></text:p>
          </draw:text-box>
        </draw:frame>
        <draw:frame draw:style-name="gr7" draw:text-style-name="P5" draw:layer="layout" svg:width="7.088cm" svg:height="5.939cm" svg:x="19.5cm" svg:y="20.761cm">
          <draw:text-box>
            <text:p><text:span text:style-name="T2"/></text:p>
            <text:p><text:span text:style-name="T2">public class Ambiente {</text:span></text:p>
            <text:p><text:span text:style-name="T2">double Tmin=273;</text:span></text:p>
            <text:p><text:span text:style-name="T2">double Patm=97500;</text:span></text:p>
            <text:p><text:span text:style-name="T2"><text:s/></text:span></text:p>
            <text:p><text:span text:style-name="T2">public double csi_comign=0;</text:span></text:p>
            <text:p><text:span text:style-name="T2">public double csi_int_tir=50;</text:span></text:p>
            <text:p><text:span text:style-name="T2">public double csi_presa_ar=2;</text:span></text:p>
            <text:p><text:span text:style-name="T2">public double area_presa=0.25;</text:span></text:p>
            <text:p><text:span text:style-name="T2">public double area_int_tir=0.03;</text:span></text:p>
            <text:p><text:span text:style-name="T2">protected double quotageod=0;</text:span></text:p>
            <text:p><text:span text:style-name="T2">}</text:span></text:p>
          </draw:text-box>
        </draw:frame>
        <draw:frame draw:style-name="gr8" draw:text-style-name="P3" xml:id="id2" draw:id="id2" draw:layer="layout" svg:width="6.289cm" svg:height="0.806cm" svg:x="8.211cm" svg:y="4.9cm">
          <draw:text-box>
            <text:p><text:span text:style-name="T1">panelTipob = new TipoB();</text:span></text:p>
          </draw:text-box>
        </draw:frame>
        <draw:connector draw:style-name="gr9" draw:text-style-name="P6" draw:layer="layout" svg:x1="12.731cm" svg:y1="6.381cm" svg:x2="14.5cm" svg:y2="5.303cm" draw:start-shape="id1" draw:start-glue-point="1" draw:end-shape="id2" svg:d="M12731 6381h2269v-1078h-500" svg:viewBox="0 0 2270 1079">
          <text:p/>
        </draw:connector>
        <draw:frame draw:style-name="gr10" draw:text-style-name="P7" xml:id="id5" draw:id="id5" draw:layer="layout" svg:width="2.534cm" svg:height="0.806cm" svg:x="2.366cm" svg:y="9.994cm">
          <draw:text-box>
            <text:p><text:span text:style-name="T1">mylogger</text:span></text:p>
          </draw:text-box>
        </draw:frame>
        <draw:frame draw:style-name="gr11" draw:text-style-name="P7" draw:layer="layout" svg:width="9.356cm" svg:height="13.016cm" svg:x="1.7cm" svg:y="11.484cm">
          <draw:text-box>
            <text:p><text:span text:style-name="T1">//Costruttore</text:span></text:p>
            <text:p><text:span text:style-name="T1">TipoB(){</text:span></text:p>
            <text:p><text:span text:style-name="T1">1 Crea componenti input</text:span></text:p>
            <text:p><text:span text:style-name="T1">2 Imposta valori con valori di default</text:span></text:p>
            <text:p><text:span text:style-name="T1">3 Per ogni spinner imposta </text:span></text:p>
            <text:p><text:span text:style-name="T1"><text:tab/></text:span><text:span text:style-name="T1">AddChangeListener{</text:span></text:p>
            <text:p><text:span text:style-name="T1"><text:tab/></text:span><text:span text:style-name="T1"><text:tab/></text:span><text:span text:style-name="T1">StateChanged</text:span></text:p>
            <text:p><text:span text:style-name="T1"><text:tab/></text:span><text:span text:style-name="T1"><text:tab/></text:span><text:span text:style-name="T1">Venngono impostati i valori</text:span></text:p>
            <text:p><text:span text:style-name="T1"><text:tab/></text:span><text:span text:style-name="T1"><text:tab/></text:span><text:span text:style-name="T1">Delle variabili;</text:span></text:p>
            <text:p><text:span text:style-name="T1"><text:tab/></text:span><text:span text:style-name="T1"><text:tab/></text:span><text:span text:style-name="T1">Viene chiamato validazione()</text:span></text:p>
            <text:p><text:span text:style-name="T1"><text:tab/></text:span><text:span text:style-name="T1">}</text:span></text:p>
            <text:p><text:span text:style-name="T1">4 per ogni ComboBox imposta</text:span></text:p>
            <text:p><text:span text:style-name="T1"><text:tab/></text:span><text:span text:style-name="T1"><text:tab/></text:span><text:span text:style-name="T1">AddActionListener{</text:span></text:p>
            <text:p><text:span text:style-name="T1"><text:tab/></text:span><text:span text:style-name="T1"><text:tab/></text:span><text:span text:style-name="T1">Imposta i valori delle variabil</text:span></text:p>
            <text:p><text:span text:style-name="T1"><text:tab/></text:span><text:span text:style-name="T1"><text:tab/></text:span><text:span text:style-name="T1">Viene chiamato validazione()</text:span></text:p>
            <text:p><text:span text:style-name="T1"><text:tab/></text:span><text:span text:style-name="T1">}</text:span></text:p>
            <text:p><text:span text:style-name="T1">5 per ogni RadioButton imposta</text:span></text:p>
            <text:p><text:span text:style-name="T1"><text:tab/></text:span><text:span text:style-name="T1">AddChangeListener{</text:span></text:p>
            <text:p><text:span text:style-name="T1"><text:tab/></text:span><text:span text:style-name="T1"><text:tab/></text:span><text:span text:style-name="T1">StateChanged{</text:span></text:p>
            <text:p><text:span text:style-name="T1"><text:tab/></text:span><text:span text:style-name="T1"><text:tab/></text:span><text:span text:style-name="T1"><text:tab/></text:span><text:span text:style-name="T1">validazione()}</text:span></text:p>
            <text:p><text:span text:style-name="T1">Init()</text:span></text:p>
            <text:p><text:span text:style-name="T1">validazione()</text:span></text:p>
            <text:p><text:span text:style-name="T1">}// fine costruttore</text:span></text:p>
          </draw:text-box>
        </draw:frame>
        <draw:frame draw:style-name="gr12" draw:text-style-name="P7" draw:layer="layout" svg:width="7.63cm" svg:height="1.361cm" svg:x="1.97cm" svg:y="24.7cm">
          <draw:text-box>
            <text:p><text:span text:style-name="T1">Init(){….}</text:span></text:p>
            <text:p><text:span text:style-name="T1">Validazione{…..}</text:span></text:p>
          </draw:text-box>
        </draw:frame>
        <draw:frame draw:style-name="gr13" draw:text-style-name="P1" xml:id="id4" draw:id="id4" draw:layer="layout" svg:width="3.042cm" svg:height="1.361cm" svg:x="13.4cm" svg:y="8.6cm">
          <draw:text-box>
            <text:p><text:span text:style-name="T1">Jpanl</text:span></text:p>
            <text:p><text:span text:style-name="T1">ImgCamino</text:span></text:p>
          </draw:text-box>
        </draw:frame>
        <draw:frame draw:style-name="gr14" draw:text-style-name="P7" xml:id="id3" draw:id="id3" draw:layer="layout" svg:width="6.268cm" svg:height="0.806cm" svg:x="1.932cm" svg:y="10.694cm">
          <draw:text-box>
            <text:p><text:span text:style-name="T1">ImgCamino panel_camino</text:span></text:p>
          </draw:text-box>
        </draw:frame>
        <draw:connector draw:style-name="gr9" draw:text-style-name="P6" draw:layer="layout" svg:x1="8.2cm" svg:y1="11.097cm" svg:x2="13.4cm" svg:y2="9.28cm" draw:start-shape="id3" draw:start-glue-point="1" draw:end-shape="id4" draw:end-glue-point="3" svg:d="M8200 11097h2600v-1817h2600" svg:viewBox="0 0 5201 1818">
          <text:p/>
        </draw:connector>
        <draw:connector draw:style-name="gr9" draw:text-style-name="P6" draw:layer="layout" svg:x1="4.9cm" svg:y1="10.397cm" svg:x2="8.6cm" svg:y2="6.381cm" draw:start-shape="id5" draw:start-glue-point="1" draw:end-shape="id1" draw:end-glue-point="3" svg:d="M4900 10397h1850v-4016h1850" svg:viewBox="0 0 3701 4017">
          <text:p/>
        </draw:connector>
      </draw:page>
      <draw:page draw:name="page2" draw:style-name="dp1" draw:master-page-name="Predefinito">
        <draw:frame draw:style-name="gr15" draw:text-style-name="P7" draw:layer="layout" svg:width="1.776cm" svg:height="0.806cm" svg:x="1.863cm" svg:y="3.294cm">
          <draw:text-box>
            <text:p><text:span text:style-name="T1">TipoB</text:span></text:p>
          </draw:text-box>
        </draw:frame>
        <draw:frame draw:style-name="gr16" draw:text-style-name="P7" draw:layer="layout" svg:width="1.963cm" svg:height="0.806cm" svg:x="1.8cm" svg:y="2.5cm">
          <draw:text-box>
            <text:p><text:span text:style-name="T1">Jpanel</text:span></text:p>
          </draw:text-box>
        </draw:frame>
        <draw:frame draw:style-name="gr17" draw:text-style-name="P3" draw:layer="layout" svg:width="11.891cm" svg:height="4.691cm" svg:x="11.509cm" svg:y="2.309cm">
          <draw:text-box>
            <text:p><text:span text:style-name="T1">import com.antoiovi.caldaie.*;</text:span></text:p>
            <text:p><text:span text:style-name="T1">import com.antoiovi.unicig.camini.CaminoB_1;</text:span></text:p>
            <text:p><text:span text:style-name="T1">import com.antoiovi.unicig.camini.PresaariaB;</text:span></text:p>
            <text:p><text:span text:style-name="T1">import com.antoiovi.unicig.condotti.CondottoBase;</text:span></text:p>
            <text:p><text:span text:style-name="T1">import com.antoiovi.unicig.condotti.VelocitaFluido;</text:span></text:p>
            <text:p><text:span text:style-name="T1">import com.antoiovi.unicig.tubi.Tubo;</text:span></text:p>
            <text:p><text:span text:style-name="T1">import com.antoiovi.unicig.tubi.TuboC;</text:span></text:p>
            <text:p><text:span text:style-name="T1">import com.antoiovi.unicig.tubi.TuboR;</text:span></text:p>
          </draw:text-box>
        </draw:frame>
        <draw:frame draw:style-name="gr18" draw:text-style-name="P3" draw:layer="layout" svg:width="8.5cm" svg:height="1.5cm" svg:x="11.3cm" svg:y="0.9cm">
          <draw:text-box>
            <text:p><text:span text:style-name="T1">import it.iovino.utilita.Mylogger;</text:span></text:p>
            <text:p><text:span text:style-name="T1">import it.iovino.utilita.Emptylog;</text:span></text:p>
          </draw:text-box>
        </draw:frame>
        <draw:frame draw:style-name="gr10" draw:text-style-name="P7" draw:layer="layout" svg:width="2.534cm" svg:height="0.806cm" svg:x="1.6cm" svg:y="4.4cm">
          <draw:text-box>
            <text:p><text:span text:style-name="T1">mylogger</text:span></text:p>
          </draw:text-box>
        </draw:frame>
        <draw:frame draw:style-name="gr19" draw:text-style-name="P7" draw:layer="layout" svg:width="9.4cm" svg:height="13.571cm" svg:x="0.966cm" svg:y="5.812cm">
          <draw:text-box>
            <text:p><text:span text:style-name="T1">//Costruttore</text:span></text:p>
            <text:p><text:span text:style-name="T1">TipoB(){</text:span></text:p>
            <text:p><text:span text:style-name="T1">1 Crea componenti input</text:span></text:p>
            <text:p><text:span text:style-name="T1">2 Imposta valori con valori di default</text:span></text:p>
            <text:p><text:span text:style-name="T1">3 Per ogni spinner imposta </text:span></text:p>
            <text:p><text:span text:style-name="T1"><text:tab/></text:span><text:span text:style-name="T1">AddChangeListener{</text:span></text:p>
            <text:p><text:span text:style-name="T1"><text:tab/></text:span><text:span text:style-name="T1"><text:tab/></text:span><text:span text:style-name="T1">StateChanged</text:span></text:p>
            <text:p><text:span text:style-name="T1"><text:tab/></text:span><text:span text:style-name="T1"><text:tab/></text:span><text:span text:style-name="T1">Venngono impostati i valori</text:span></text:p>
            <text:p><text:span text:style-name="T1"><text:tab/></text:span><text:span text:style-name="T1"><text:tab/></text:span><text:span text:style-name="T1">Delle variabili;</text:span></text:p>
            <text:p><text:span text:style-name="T1"><text:tab/></text:span><text:span text:style-name="T1"><text:tab/></text:span><text:span text:style-name="T1">Viene chiamato validazione()</text:span></text:p>
            <text:p><text:span text:style-name="T1"><text:tab/></text:span><text:span text:style-name="T1">}</text:span></text:p>
            <text:p><text:span text:style-name="T1">4 per ogni ComboBox imposta</text:span></text:p>
            <text:p><text:span text:style-name="T1"><text:tab/></text:span><text:span text:style-name="T1"><text:tab/></text:span><text:span text:style-name="T1">AddActionListener{</text:span></text:p>
            <text:p><text:span text:style-name="T1"><text:tab/></text:span><text:span text:style-name="T1"><text:tab/></text:span><text:span text:style-name="T1">Imposta i valori delle variabil</text:span></text:p>
            <text:p><text:span text:style-name="T1"><text:tab/></text:span><text:span text:style-name="T1"><text:tab/></text:span><text:span text:style-name="T1">Viene chiamato validazione()</text:span></text:p>
            <text:p><text:span text:style-name="T1"><text:tab/></text:span><text:span text:style-name="T1">}</text:span></text:p>
            <text:p><text:span text:style-name="T1">5 per ogni RadioButton imposta</text:span></text:p>
            <text:p><text:span text:style-name="T1"><text:tab/></text:span><text:span text:style-name="T1">AddChangeListener{</text:span></text:p>
            <text:p><text:span text:style-name="T1"><text:tab/></text:span><text:span text:style-name="T1"><text:tab/></text:span><text:span text:style-name="T1">StateChanged{</text:span></text:p>
            <text:p><text:span text:style-name="T1"><text:tab/></text:span><text:span text:style-name="T1"><text:tab/></text:span><text:span text:style-name="T1"><text:tab/></text:span><text:span text:style-name="T1">validazione()}</text:span></text:p>
            <text:p><text:span text:style-name="T1"/></text:p>
            <text:p><text:span text:style-name="T1">Init()</text:span></text:p>
            <text:p><text:span text:style-name="T1">validazione()</text:span></text:p>
            <text:p><text:span text:style-name="T1"/></text:p>
          </draw:text-box>
        </draw:frame>
        <draw:frame draw:style-name="gr20" draw:text-style-name="P7" draw:layer="layout" svg:width="8cm" svg:height="3.026cm" svg:x="1.2cm" svg:y="20.1cm">
          <draw:text-box>
            <text:p text:style-name="P8">Init(){</text:p>
            <text:p text:style-name="P8">Setta i campi di input(spinner ecc) con i valori di default </text:p>
            <text:p text:style-name="P8"/>
            <text:p text:style-name="P8">}</text:p>
          </draw:text-box>
        </draw:frame>
        <draw:frame draw:style-name="gr21" draw:text-style-name="P7" draw:layer="layout" svg:width="8cm" svg:height="3.581cm" svg:x="1.7cm" svg:y="23.4cm">
          <draw:text-box>
            <text:p text:style-name="P8">Validazione(){</text:p>
            <text:p text:style-name="P8"/>
            <text:p text:style-name="P8"/>
            <text:p text:style-name="P8"/>
            <text:p text:style-name="P8"/>
            <text:p text:style-name="P8">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08:02:08.327000000</meta:creation-date>
    <dc:date>2018-02-23T14:58:59.181000000</dc:date>
    <meta:editing-duration>PT1H41M27S</meta:editing-duration>
    <meta:editing-cycles>4</meta:editing-cycles>
    <meta:generator>LibreOffice/5.1.5.2$Windows_x86 LibreOffice_project/7a864d8825610a8c07cfc3bc01dd4fce6a9447e5</meta:generator>
    <meta:document-statistic meta:object-count="26"/>
  </office:meta>
</office:document-meta>
</file>